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formula="of:=CONCATENATE(&quot;a12&quot;;LEFT(LOWER([.C1]);3))" office:value-type="string" office:string-value="a12hai" calcext:value-type="string">
            <text:p>a12hai</text:p>
          </table:table-cell>
          <table:table-cell table:formula="of:=CONCATENATE(&quot;p12&quot;;LEFT(LOWER([.D1]);1);[.E1])" office:value-type="string" office:string-value="p12n774" calcext:value-type="string">
            <text:p>p12n774</text:p>
          </table:table-cell>
          <table:table-cell office:value-type="string" calcext:value-type="string">
            <text:p>Haiky</text:p>
          </table:table-cell>
          <table:table-cell office:value-type="string" calcext:value-type="string">
            <text:p>Nguyen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CONCATENATE(&quot;a12&quot;;LEFT(LOWER([.C2]);3))" office:value-type="string" office:string-value="a12fra" calcext:value-type="string">
            <text:p>a12fra</text:p>
          </table:table-cell>
          <table:table-cell table:formula="of:=CONCATENATE(&quot;p12&quot;;LEFT(LOWER([.D2]);1);[.E2])" office:value-type="string" office:string-value="p12h845" calcext:value-type="string">
            <text:p>p12h845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Huber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CONCATENATE(&quot;a12&quot;;LEFT(LOWER([.C3]);3))" office:value-type="string" office:string-value="a12pet" calcext:value-type="string">
            <text:p>a12pet</text:p>
          </table:table-cell>
          <table:table-cell table:formula="of:=CONCATENATE(&quot;p12&quot;;LEFT(LOWER([.D3]);1);[.E3])" office:value-type="string" office:string-value="p12p316" calcext:value-type="string">
            <text:p>p12p316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Pavlov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CONCATENATE(&quot;a12&quot;;LEFT(LOWER([.C4]);3))" office:value-type="string" office:string-value="a12ann" calcext:value-type="string">
            <text:p>a12ann</text:p>
          </table:table-cell>
          <table:table-cell table:formula="of:=CONCATENATE(&quot;p12&quot;;LEFT(LOWER([.D4]);1);[.E4])" office:value-type="string" office:string-value="p12s965" calcext:value-type="string">
            <text:p>p12s9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hostakovich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2:23:45.808907608</meta:creation-date>
    <dc:date>2021-01-15T22:28:57.441664796</dc:date>
    <meta:editing-duration>PT5M12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